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/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4.16983333333333cm"/>
    </style:style>
    <style:style style:name="co4" style:family="table-column">
      <style:table-column-properties fo:break-before="auto" style:column-width="3.3655cm"/>
    </style:style>
    <style:style style:name="co5" style:family="table-column">
      <style:table-column-properties fo:break-before="auto" style:column-width="5.588cm"/>
    </style:style>
    <style:style style:name="co6" style:family="table-column">
      <style:table-column-properties fo:break-before="auto" style:column-width="2.18016666666667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2">
            <text:p>Ficheiro</text:p>
          </table:table-cell>
          <table:table-cell office:value-type="string" table:style-name="ce2">
            <text:p>Tamanho(Bytes)</text:p>
          </table:table-cell>
          <table:table-cell table:number-columns-repeated="3" table:style-name="ce1"/>
          <table:table-cell office:value-type="string" table:style-name="ce3">
            <text:p>S(FER,a)</text:p>
          </table:table-cell>
          <table:table-cell office:value-type="string" table:style-name="ce3">
            <text:p>S = R/C (R=débitorecebido, bit/s)</text:p>
          </table:table-cell>
          <table:table-cell table:style-name="ce1"/>
          <table:table-cell office:value-type="string" table:style-name="ce1">
            <text:p>a = Tprop/Tf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pinguim.gif</text:p>
          </table:table-cell>
          <table:table-cell office:value-type="float" office:value="10968" table:style-name="ce5">
            <text:p>10968</text:p>
          </table:table-cell>
          <table:table-cell table:number-columns-repeated="4" table:style-name="ce1"/>
          <table:table-cell office:value-type="string" table:style-name="ce1">
            <text:p>S =(1-FER)/(1+2*a)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7">
            <text:p>FER</text:p>
          </table:table-cell>
          <table:table-cell office:value-type="string" table:number-columns-spanned="1" table:number-rows-spanned="2" table:style-name="ce7">
            <text:p>T_prop (ms)</text:p>
          </table:table-cell>
          <table:table-cell office:value-type="string" table:number-columns-spanned="1" table:number-rows-spanned="2" table:style-name="ce7">
            <text:p>C (Débito da Ligação)</text:p>
          </table:table-cell>
          <table:table-cell office:value-type="string" table:number-columns-spanned="1" table:number-rows-spanned="2" table:style-name="ce7">
            <text:p>Tamanho Trama I</text:p>
          </table:table-cell>
          <table:table-cell office:value-type="string" table:number-columns-spanned="4" table:number-rows-spanned="1" table:style-name="ce7">
            <text:p>Tempos de transmição do Ficheiro</text:p>
          </table:table-cell>
          <table:covered-table-cell table:number-columns-repeated="3"/>
          <table:table-cell table:style-name="ce2"/>
          <table:table-cell office:value-type="string" table:number-columns-spanned="1" table:number-rows-spanned="2" table:style-name="ce8">
            <text:p>Scalculada</text:p>
          </table:table-cell>
          <table:table-cell office:value-type="string" table:number-columns-spanned="1" table:number-rows-spanned="2" table:style-name="ce8">
            <text:p>Steórica</text:p>
          </table:table-cell>
          <table:table-cell table:number-columns-repeated="1637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2">
            <text:p>Tf1</text:p>
          </table:table-cell>
          <table:table-cell office:value-type="string" table:style-name="ce2">
            <text:p>Tf2</text:p>
          </table:table-cell>
          <table:table-cell office:value-type="string" table:style-name="ce2">
            <text:p>Tf3</text:p>
          </table:table-cell>
          <table:table-cell office:value-type="string" table:style-name="ce2">
            <text:p>Tf(média)</text:p>
          </table:table-cell>
          <table:table-cell office:value-type="string" table:style-name="ce2">
            <text:p>a</text:p>
          </table:table-cell>
          <table:covered-table-cell/>
          <table:covered-table-cell/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9200" table:style-name="ce1">
            <text:p>19200</text:p>
          </table:table-cell>
          <table:table-cell office:value-type="float" office:value="512" table:style-name="ce1">
            <text:p>512</text:p>
          </table:table-cell>
          <table:table-cell office:value-type="float" office:value="0.2727" table:style-name="ce1">
            <text:p>0,2727</text:p>
          </table:table-cell>
          <table:table-cell office:value-type="float" office:value="0.2727" table:style-name="ce1">
            <text:p>0,2727</text:p>
          </table:table-cell>
          <table:table-cell office:value-type="float" office:value="0.2727" table:style-name="ce1">
            <text:p>0,2727</text:p>
          </table:table-cell>
          <table:table-cell office:value-type="float" office:value="0.2727" table:formula="of:=([.E7]+[.F7]+[.G7])/3" table:style-name="ce6">
            <text:p>0,2727</text:p>
          </table:table-cell>
          <table:table-cell office:value-type="float" office:value="3.6670333700036674E-2" table:formula="of:=[.B7]*10^-3/[.H7]" table:style-name="ce6">
            <text:p>0,0367</text:p>
          </table:table-cell>
          <table:table-cell office:value-type="float" office:value="0.93167065254526815" table:formula="of:=(1-[.A7])/(1+2*[.I7])" table:style-name="ce6">
            <text:p>0,9317</text:p>
          </table:table-cell>
          <table:table-cell office:value-type="float" office:value="0.91428571428571426" table:formula="of:=(1-[.A7])/(1+2*(([.B7]*10^-3)/(([.D7]*8)/[.C7])))" table:style-name="ce6">
            <text:p>0,9143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9200" table:style-name="ce1">
            <text:p>19200</text:p>
          </table:table-cell>
          <table:table-cell office:value-type="float" office:value="512" table:style-name="ce1">
            <text:p>512</text:p>
          </table:table-cell>
          <table:table-cell office:value-type="float" office:value="0.31819999999999998" table:style-name="ce1">
            <text:p>0,3182</text:p>
          </table:table-cell>
          <table:table-cell office:value-type="float" office:value="0.31819999999999998" table:style-name="ce1">
            <text:p>0,3182</text:p>
          </table:table-cell>
          <table:table-cell office:value-type="float" office:value="0.31819999999999998" table:style-name="ce1">
            <text:p>0,3182</text:p>
          </table:table-cell>
          <table:table-cell office:value-type="float" office:value="0.31819999999999998" table:formula="of:=([.E8]+[.F8]+[.G8])/3" table:style-name="ce6">
            <text:p>0,3182</text:p>
          </table:table-cell>
          <table:table-cell office:value-type="float" office:value="6.2853551225644247E-2" table:formula="of:=[.B8]*10^-3/[.H8]" table:style-name="ce6">
            <text:p>0,0629</text:p>
          </table:table-cell>
          <table:table-cell office:value-type="float" office:value="0.88833054159687319" table:formula="of:=(1-[.A8])/(1+2*[.I8])" table:style-name="ce6">
            <text:p>0,8883</text:p>
          </table:table-cell>
          <table:table-cell office:value-type="float" office:value="0.84210526315789469" table:formula="of:=(1-[.A8])/(1+2*(([.B8]*10^-3)/(([.D8]*8)/[.C8])))" table:style-name="ce6">
            <text:p>0,8421</text:p>
          </table:table-cell>
          <table:table-cell table:style-name="ce1">
            <draw:frame draw:z-index="1" draw:id="id0" draw:style-name="a0" draw:name="Gráfico 5" svg:x="0.49167in" svg:y="0.1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9200" table:style-name="ce1">
            <text:p>19200</text:p>
          </table:table-cell>
          <table:table-cell office:value-type="float" office:value="512" table:style-name="ce1">
            <text:p>512</text:p>
          </table:table-cell>
          <table:table-cell office:value-type="float" office:value="0.31819999999999998" table:style-name="ce1">
            <text:p>0,3182</text:p>
          </table:table-cell>
          <table:table-cell office:value-type="float" office:value="0.31819999999999998" table:style-name="ce1">
            <text:p>0,3182</text:p>
          </table:table-cell>
          <table:table-cell office:value-type="float" office:value="0.31819999999999998" table:style-name="ce1">
            <text:p>0,3182</text:p>
          </table:table-cell>
          <table:table-cell office:value-type="float" office:value="0.31819999999999998" table:formula="of:=([.E9]+[.F9]+[.G9])/3" table:style-name="ce6">
            <text:p>0,3182</text:p>
          </table:table-cell>
          <table:table-cell office:value-type="float" office:value="9.4280326838466377E-2" table:formula="of:=[.B9]*10^-3/[.H9]" table:style-name="ce6">
            <text:p>0,0943</text:p>
          </table:table-cell>
          <table:table-cell office:value-type="float" office:value="0.84135378106821779" table:formula="of:=(1-[.A9])/(1+2*[.I9])" table:style-name="ce6">
            <text:p>0,8414</text:p>
          </table:table-cell>
          <table:table-cell office:value-type="float" office:value="0.78048780487804881" table:formula="of:=(1-[.A9])/(1+2*(([.B9]*10^-3)/(([.D9]*8)/[.C9])))" table:style-name="ce6">
            <text:p>0,7805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9200" table:style-name="ce1">
            <text:p>19200</text:p>
          </table:table-cell>
          <table:table-cell office:value-type="float" office:value="512" table:style-name="ce1">
            <text:p>512</text:p>
          </table:table-cell>
          <table:table-cell office:value-type="float" office:value="0.36359999999999998" table:style-name="ce1">
            <text:p>0,3636</text:p>
          </table:table-cell>
          <table:table-cell office:value-type="float" office:value="0.31819999999999998" table:style-name="ce1">
            <text:p>0,3182</text:p>
          </table:table-cell>
          <table:table-cell office:value-type="float" office:value="0.36359999999999998" table:style-name="ce1">
            <text:p>0,3636</text:p>
          </table:table-cell>
          <table:table-cell office:value-type="float" office:value="0.34846666666666665" table:formula="of:=([.E10]+[.F10]+[.G10])/3" table:style-name="ce6">
            <text:p>0,3485</text:p>
          </table:table-cell>
          <table:table-cell office:value-type="float" office:value="0.11478859766596519" table:formula="of:=[.B10]*10^-3/[.H10]" table:style-name="ce6">
            <text:p>0,1148</text:p>
          </table:table-cell>
          <table:table-cell office:value-type="float" office:value="0.81328769254706712" table:formula="of:=(1-[.A10])/(1+2*[.I10])" table:style-name="ce6">
            <text:p>0,8133</text:p>
          </table:table-cell>
          <table:table-cell office:value-type="float" office:value="0.72727272727272729" table:formula="of:=(1-[.A10])/(1+2*(([.B10]*10^-3)/(([.D10]*8)/[.C10])))" table:style-name="ce6">
            <text:p>0,7273</text:p>
          </table:table-cell>
          <table:table-cell table:number-columns-repeated="16373"/>
        </table:table-row>
        <table:table-row table:style-name="ro1">
          <table:table-cell office:value-type="float" office:value="0.25" table:style-name="ce2">
            <text:p>0,25</text:p>
          </table:table-cell>
          <table:table-cell office:value-type="float" office:value="10" table:style-name="ce2">
            <text:p>10</text:p>
          </table:table-cell>
          <table:table-cell office:value-type="float" office:value="19200" table:style-name="ce2">
            <text:p>19200</text:p>
          </table:table-cell>
          <table:table-cell office:value-type="float" office:value="512" table:style-name="ce1">
            <text:p>512</text:p>
          </table:table-cell>
          <table:table-cell office:value-type="float" office:value="0.36363600000000001" table:style-name="ce6">
            <text:p>0,3636</text:p>
          </table:table-cell>
          <table:table-cell office:value-type="float" office:value="0.36363600000000001" table:style-name="ce6">
            <text:p>0,3636</text:p>
          </table:table-cell>
          <table:table-cell office:value-type="float" office:value="0.36363600000000001" table:style-name="ce6">
            <text:p>0,3636</text:p>
          </table:table-cell>
          <table:table-cell office:value-type="float" office:value="0.36363600000000001" table:formula="of:=([.E11]+[.F11]+[.G11])/3" table:style-name="ce6">
            <text:p>0,3636</text:p>
          </table:table-cell>
          <table:table-cell office:value-type="float" office:value="2.7500027500027498E-2" table:formula="of:=[.B11]*10^-3/[.H11]" table:style-name="ce6">
            <text:p>0,0275</text:p>
          </table:table-cell>
          <table:table-cell office:value-type="float" office:value="0.71090043687245208" table:formula="of:=(1-[.A11])/(1+2*[.I11])" table:style-name="ce6">
            <text:p>0,7109</text:p>
          </table:table-cell>
          <table:table-cell office:value-type="float" office:value="0.68571428571428572" table:formula="of:=(1-[.A11])/(1+2*(([.B11]*10^-3)/(([.D11]*8)/[.C11])))" table:style-name="ce6">
            <text:p>0,6857</text:p>
          </table:table-cell>
          <table:table-cell table:number-columns-repeated="16373"/>
        </table:table-row>
        <table:table-row table:style-name="ro1">
          <table:table-cell office:value-type="float" office:value="0.25" table:style-name="ce2">
            <text:p>0,25</text:p>
          </table:table-cell>
          <table:table-cell office:value-type="float" office:value="20" table:style-name="ce2">
            <text:p>20</text:p>
          </table:table-cell>
          <table:table-cell office:value-type="float" office:value="19200" table:style-name="ce2">
            <text:p>19200</text:p>
          </table:table-cell>
          <table:table-cell office:value-type="float" office:value="512" table:style-name="ce1">
            <text:p>512</text:p>
          </table:table-cell>
          <table:table-cell office:value-type="float" office:value="0.36363600000000001" table:style-name="ce6">
            <text:p>0,3636</text:p>
          </table:table-cell>
          <table:table-cell office:value-type="float" office:value="0.36363600000000001" table:style-name="ce6">
            <text:p>0,3636</text:p>
          </table:table-cell>
          <table:table-cell office:value-type="float" office:value="0.54545500000000002" table:style-name="ce6">
            <text:p>0,5455</text:p>
          </table:table-cell>
          <table:table-cell office:value-type="float" office:value="0.42424233333333339" table:formula="of:=([.E12]+[.F12]+[.G12])/3" table:style-name="ce6">
            <text:p>0,4242</text:p>
          </table:table-cell>
          <table:table-cell office:value-type="float" office:value="4.7142867244900119E-2" table:formula="of:=[.B12]*10^-3/[.H12]" table:style-name="ce6">
            <text:p>0,0471</text:p>
          </table:table-cell>
          <table:table-cell office:value-type="float" office:value="0.68537857742400343" table:formula="of:=(1-[.A12])/(1+2*[.I12])" table:style-name="ce6">
            <text:p>0,6854</text:p>
          </table:table-cell>
          <table:table-cell office:value-type="float" office:value="0.63157894736842102" table:formula="of:=(1-[.A12])/(1+2*(([.B12]*10^-3)/(([.D12]*8)/[.C12])))" table:style-name="ce6">
            <text:p>0,6316</text:p>
          </table:table-cell>
          <table:table-cell table:number-columns-repeated="16373"/>
        </table:table-row>
        <table:table-row table:style-name="ro1">
          <table:table-cell office:value-type="float" office:value="0.25" table:style-name="ce2">
            <text:p>0,25</text:p>
          </table:table-cell>
          <table:table-cell office:value-type="float" office:value="30" table:style-name="ce2">
            <text:p>30</text:p>
          </table:table-cell>
          <table:table-cell office:value-type="float" office:value="19200" table:style-name="ce2">
            <text:p>19200</text:p>
          </table:table-cell>
          <table:table-cell office:value-type="float" office:value="512" table:style-name="ce1">
            <text:p>512</text:p>
          </table:table-cell>
          <table:table-cell office:value-type="float" office:value="0.5" table:style-name="ce6">
            <text:p>0,5000</text:p>
          </table:table-cell>
          <table:table-cell office:value-type="float" office:value="0.40909099999999998" table:style-name="ce6">
            <text:p>0,4091</text:p>
          </table:table-cell>
          <table:table-cell office:value-type="float" office:value="0.45454499999999998" table:style-name="ce6">
            <text:p>0,4545</text:p>
          </table:table-cell>
          <table:table-cell office:value-type="float" office:value="0.45454533333333336" table:formula="of:=([.E13]+[.F13]+[.G13])/3" table:style-name="ce6">
            <text:p>0,4545</text:p>
          </table:table-cell>
          <table:table-cell office:value-type="float" office:value="6.6000017600004693E-2" table:formula="of:=[.B13]*10^-3/[.H13]" table:style-name="ce6">
            <text:p>0,0660</text:p>
          </table:table-cell>
          <table:table-cell office:value-type="float" office:value="0.66254414900922232" table:formula="of:=(1-[.A13])/(1+2*[.I13])" table:style-name="ce6">
            <text:p>0,6625</text:p>
          </table:table-cell>
          <table:table-cell office:value-type="float" office:value="0.58536585365853655" table:formula="of:=(1-[.A13])/(1+2*(([.B13]*10^-3)/(([.D13]*8)/[.C13])))" table:style-name="ce6">
            <text:p>0,5854</text:p>
          </table:table-cell>
          <table:table-cell table:number-columns-repeated="16373"/>
        </table:table-row>
        <table:table-row table:style-name="ro1">
          <table:table-cell office:value-type="float" office:value="0.25" table:style-name="ce2">
            <text:p>0,25</text:p>
          </table:table-cell>
          <table:table-cell office:value-type="float" office:value="40" table:style-name="ce2">
            <text:p>40</text:p>
          </table:table-cell>
          <table:table-cell office:value-type="float" office:value="19200" table:style-name="ce2">
            <text:p>19200</text:p>
          </table:table-cell>
          <table:table-cell office:value-type="float" office:value="512" table:style-name="ce1">
            <text:p>512</text:p>
          </table:table-cell>
          <table:table-cell office:value-type="float" office:value="0.45454499999999998" table:style-name="ce6">
            <text:p>0,4545</text:p>
          </table:table-cell>
          <table:table-cell office:value-type="float" office:value="0.45454499999999998" table:style-name="ce6">
            <text:p>0,4545</text:p>
          </table:table-cell>
          <table:table-cell office:value-type="float" office:value="0.54545500000000002" table:style-name="ce6">
            <text:p>0,5455</text:p>
          </table:table-cell>
          <table:table-cell office:value-type="float" office:value="0.48484833333333333" table:formula="of:=([.E14]+[.F14]+[.G14])/3" table:style-name="ce6">
            <text:p>0,4848</text:p>
          </table:table-cell>
          <table:table-cell office:value-type="float" office:value="8.2500025781258063E-2" table:formula="of:=[.B14]*10^-3/[.H14]" table:style-name="ce6">
            <text:p>0,0825</text:p>
          </table:table-cell>
          <table:table-cell office:value-type="float" office:value="0.64377679554098599" table:formula="of:=(1-[.A14])/(1+2*[.I14])" table:style-name="ce6">
            <text:p>0,6438</text:p>
          </table:table-cell>
          <table:table-cell office:value-type="float" office:value="0.54545454545454541" table:formula="of:=(1-[.A14])/(1+2*(([.B14]*10^-3)/(([.D14]*8)/[.C14])))" table:style-name="ce6">
            <text:p>0,5455</text:p>
          </table:table-cell>
          <table:table-cell table:number-columns-repeated="16373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10" table:style-name="ce1">
            <text:p>10</text:p>
          </table:table-cell>
          <table:table-cell office:value-type="float" office:value="19200" table:style-name="ce1">
            <text:p>19200</text:p>
          </table:table-cell>
          <table:table-cell office:value-type="float" office:value="512" table:style-name="ce1">
            <text:p>512</text:p>
          </table:table-cell>
          <table:table-cell office:value-type="float" office:value="0.63636400000000004" table:style-name="ce6">
            <text:p>0,6364</text:p>
          </table:table-cell>
          <table:table-cell office:value-type="float" office:value="0.45454499999999998" table:style-name="ce6">
            <text:p>0,4545</text:p>
          </table:table-cell>
          <table:table-cell office:value-type="float" office:value="0.54545500000000002" table:style-name="ce6">
            <text:p>0,5455</text:p>
          </table:table-cell>
          <table:table-cell office:value-type="float" office:value="0.54545466666666664" table:formula="of:=([.E15]+[.F15]+[.G15])/3" table:style-name="ce6">
            <text:p>0,5455</text:p>
          </table:table-cell>
          <table:table-cell office:value-type="float" office:value="1.8333329259260164E-2" table:formula="of:=[.B15]*10^-3/[.H15]" table:style-name="ce6">
            <text:p>0,0183</text:p>
          </table:table-cell>
          <table:table-cell office:value-type="float" office:value="0.48231511633116481" table:formula="of:=(1-[.A15])/(1+2*[.I15])" table:style-name="ce6">
            <text:p>0,4823</text:p>
          </table:table-cell>
          <table:table-cell office:value-type="float" office:value="0.45714285714285713" table:formula="of:=(1-[.A15])/(1+2*(([.B15]*10^-3)/(([.D15]*8)/[.C15])))" table:style-name="ce6">
            <text:p>0,4571</text:p>
          </table:table-cell>
          <table:table-cell table:number-columns-repeated="16373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20" table:style-name="ce1">
            <text:p>20</text:p>
          </table:table-cell>
          <table:table-cell office:value-type="float" office:value="19200" table:style-name="ce1">
            <text:p>19200</text:p>
          </table:table-cell>
          <table:table-cell office:value-type="float" office:value="512" table:style-name="ce1">
            <text:p>512</text:p>
          </table:table-cell>
          <table:table-cell office:value-type="float" office:value="0.59090900000000002" table:style-name="ce6">
            <text:p>0,5909</text:p>
          </table:table-cell>
          <table:table-cell office:value-type="float" office:value="0.54545500000000002" table:style-name="ce6">
            <text:p>0,5455</text:p>
          </table:table-cell>
          <table:table-cell office:value-type="float" office:value="0.54545500000000002" table:style-name="ce6">
            <text:p>0,5455</text:p>
          </table:table-cell>
          <table:table-cell office:value-type="float" office:value="0.56060633333333332" table:formula="of:=([.E16]+[.F16]+[.G16])/3" table:style-name="ce6">
            <text:p>0,5606</text:p>
          </table:table-cell>
          <table:table-cell office:value-type="float" office:value="3.567565831995001E-2" table:formula="of:=[.B16]*10^-3/[.H16]" table:style-name="ce6">
            <text:p>0,0357</text:p>
          </table:table-cell>
          <table:table-cell office:value-type="float" office:value="0.46670031784546617" table:formula="of:=(1-[.A16])/(1+2*[.I16])" table:style-name="ce6">
            <text:p>0,4667</text:p>
          </table:table-cell>
          <table:table-cell office:value-type="float" office:value="0.42105263157894735" table:formula="of:=(1-[.A16])/(1+2*(([.B16]*10^-3)/(([.D16]*8)/[.C16])))" table:style-name="ce6">
            <text:p>0,4211</text:p>
          </table:table-cell>
          <table:table-cell table:number-columns-repeated="16373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30" table:style-name="ce1">
            <text:p>30</text:p>
          </table:table-cell>
          <table:table-cell office:value-type="float" office:value="19200" table:style-name="ce1">
            <text:p>19200</text:p>
          </table:table-cell>
          <table:table-cell office:value-type="float" office:value="512" table:style-name="ce1">
            <text:p>512</text:p>
          </table:table-cell>
          <table:table-cell office:value-type="float" office:value="0.72727299999999995" table:style-name="ce6">
            <text:p>0,7273</text:p>
          </table:table-cell>
          <table:table-cell office:value-type="float" office:value="0.63636400000000004" table:style-name="ce6">
            <text:p>0,6364</text:p>
          </table:table-cell>
          <table:table-cell office:value-type="float" office:value="0.72727299999999995" table:style-name="ce6">
            <text:p>0,7273</text:p>
          </table:table-cell>
          <table:table-cell office:value-type="float" office:value="0.69696999999999998" table:formula="of:=([.E17]+[.F17]+[.G17])/3" table:style-name="ce6">
            <text:p>0,6970</text:p>
          </table:table-cell>
          <table:table-cell office:value-type="float" office:value="4.3043459546321938E-2" table:formula="of:=[.B17]*10^-3/[.H17]" table:style-name="ce6">
            <text:p>0,0430</text:p>
          </table:table-cell>
          <table:table-cell office:value-type="float" office:value="0.46036831050107668" table:formula="of:=(1-[.A17])/(1+2*[.I17])" table:style-name="ce6">
            <text:p>0,4604</text:p>
          </table:table-cell>
          <table:table-cell office:value-type="float" office:value="0.3902439024390244" table:formula="of:=(1-[.A17])/(1+2*(([.B17]*10^-3)/(([.D17]*8)/[.C17])))" table:style-name="ce6">
            <text:p>0,3902</text:p>
          </table:table-cell>
          <table:table-cell table:number-columns-repeated="16373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40" table:style-name="ce1">
            <text:p>40</text:p>
          </table:table-cell>
          <table:table-cell office:value-type="float" office:value="19200" table:style-name="ce1">
            <text:p>19200</text:p>
          </table:table-cell>
          <table:table-cell office:value-type="float" office:value="512" table:style-name="ce1">
            <text:p>512</text:p>
          </table:table-cell>
          <table:table-cell office:value-type="float" office:value="0.72727299999999995" table:style-name="ce6">
            <text:p>0,7273</text:p>
          </table:table-cell>
          <table:table-cell office:value-type="float" office:value="0.68181800000000004" table:style-name="ce6">
            <text:p>0,6818</text:p>
          </table:table-cell>
          <table:table-cell office:value-type="float" office:value="0.68181800000000004" table:style-name="ce6">
            <text:p>0,6818</text:p>
          </table:table-cell>
          <table:table-cell office:value-type="float" office:value="0.6969696666666666" table:formula="of:=([.E18]+[.F18]+[.G18])/3" table:style-name="ce6">
            <text:p>0,6970</text:p>
          </table:table-cell>
          <table:table-cell office:value-type="float" office:value="5.7391306843100301E-2" table:formula="of:=[.B18]*10^-3/[.H18]" table:style-name="ce6">
            <text:p>0,0574</text:p>
          </table:table-cell>
          <table:table-cell office:value-type="float" office:value="0.44851793870974799" table:formula="of:=(1-[.A18])/(1+2*[.I18])" table:style-name="ce6">
            <text:p>0,4485</text:p>
          </table:table-cell>
          <table:table-cell office:value-type="float" office:value="0.36363636363636365" table:formula="of:=(1-[.A18])/(1+2*(([.B18]*10^-3)/(([.D18]*8)/[.C18])))" table:style-name="ce6">
            <text:p>0,3636</text:p>
          </table:table-cell>
          <table:table-cell table:number-columns-repeated="16373"/>
        </table:table-row>
        <table:table-row table:style-name="ro1">
          <table:table-cell office:value-type="float" office:value="0.75" table:style-name="ce2">
            <text:p>0,75</text:p>
          </table:table-cell>
          <table:table-cell office:value-type="float" office:value="10" table:style-name="ce2">
            <text:p>10</text:p>
          </table:table-cell>
          <table:table-cell office:value-type="float" office:value="19200" table:style-name="ce2">
            <text:p>19200</text:p>
          </table:table-cell>
          <table:table-cell office:value-type="float" office:value="512" table:style-name="ce1">
            <text:p>512</text:p>
          </table:table-cell>
          <table:table-cell office:value-type="float" office:value="1.181818" table:style-name="ce6">
            <text:p>1,1818</text:p>
          </table:table-cell>
          <table:table-cell office:value-type="float" office:value="0.77272700000000005" table:style-name="ce6">
            <text:p>0,7727</text:p>
          </table:table-cell>
          <table:table-cell office:value-type="float" office:value="1.318182" table:style-name="ce6">
            <text:p>1,3182</text:p>
          </table:table-cell>
          <table:table-cell office:value-type="float" office:value="1.0909089999999999" table:formula="of:=([.E19]+[.F19]+[.G19])/3" table:style-name="ce6">
            <text:p>1,0909</text:p>
          </table:table-cell>
          <table:table-cell office:value-type="float" office:value="9.1666674305556205E-3" table:formula="of:=[.B19]*10^-3/[.H19]" table:style-name="ce6">
            <text:p>0,0092</text:p>
          </table:table-cell>
          <table:table-cell office:value-type="float" office:value="0.24549918130107867" table:formula="of:=(1-[.A19])/(1+2*[.I19])" table:style-name="ce6">
            <text:p>0,2455</text:p>
          </table:table-cell>
          <table:table-cell office:value-type="float" office:value="0.22857142857142856" table:formula="of:=(1-[.A19])/(1+2*(([.B19]*10^-3)/(([.D19]*8)/[.C19])))" table:style-name="ce6">
            <text:p>0,2286</text:p>
          </table:table-cell>
          <table:table-cell table:number-columns-repeated="16373"/>
        </table:table-row>
        <table:table-row table:style-name="ro1">
          <table:table-cell office:value-type="float" office:value="0.75" table:style-name="ce2">
            <text:p>0,75</text:p>
          </table:table-cell>
          <table:table-cell office:value-type="float" office:value="20" table:style-name="ce2">
            <text:p>20</text:p>
          </table:table-cell>
          <table:table-cell office:value-type="float" office:value="19200" table:style-name="ce2">
            <text:p>19200</text:p>
          </table:table-cell>
          <table:table-cell office:value-type="float" office:value="512" table:style-name="ce1">
            <text:p>512</text:p>
          </table:table-cell>
          <table:table-cell office:value-type="float" office:value="1.2272730000000001" table:style-name="ce6">
            <text:p>1,2273</text:p>
          </table:table-cell>
          <table:table-cell office:value-type="float" office:value="1.681818" table:style-name="ce6">
            <text:p>1,6818</text:p>
          </table:table-cell>
          <table:table-cell office:value-type="float" office:value="0.68181800000000004" table:style-name="ce6">
            <text:p>0,6818</text:p>
          </table:table-cell>
          <table:table-cell office:value-type="float" office:value="1.181818" table:formula="of:=([.E37]+[.F20]+[.G20])/3" table:style-name="ce6">
            <text:p>1,1818</text:p>
          </table:table-cell>
          <table:table-cell office:value-type="float" office:value="1.6923079526627621E-2" table:formula="of:=[.B20]*10^-3/[.H20]" table:style-name="ce6">
            <text:p>0,0169</text:p>
          </table:table-cell>
          <table:table-cell office:value-type="float" office:value="0.24181547497254091" table:formula="of:=(1-[.A20])/(1+2*[.I20])" table:style-name="ce6">
            <text:p>0,2418</text:p>
          </table:table-cell>
          <table:table-cell office:value-type="float" office:value="0.21052631578947367" table:formula="of:=(1-[.A20])/(1+2*(([.B20]*10^-3)/(([.D20]*8)/[.C20])))" table:style-name="ce6">
            <text:p>0,2105</text:p>
          </table:table-cell>
          <table:table-cell table:number-columns-repeated="16373"/>
        </table:table-row>
        <table:table-row table:style-name="ro1">
          <table:table-cell office:value-type="float" office:value="0.75" table:style-name="ce2">
            <text:p>0,75</text:p>
          </table:table-cell>
          <table:table-cell office:value-type="float" office:value="30" table:style-name="ce2">
            <text:p>30</text:p>
          </table:table-cell>
          <table:table-cell office:value-type="float" office:value="19200" table:style-name="ce2">
            <text:p>19200</text:p>
          </table:table-cell>
          <table:table-cell office:value-type="float" office:value="512" table:style-name="ce1">
            <text:p>512</text:p>
          </table:table-cell>
          <table:table-cell office:value-type="float" office:value="1.545455" table:style-name="ce6">
            <text:p>1,5455</text:p>
          </table:table-cell>
          <table:table-cell office:value-type="float" office:value="1.2727269999999999" table:style-name="ce6">
            <text:p>1,2727</text:p>
          </table:table-cell>
          <table:table-cell office:value-type="float" office:value="1.7272730000000001" table:style-name="ce6">
            <text:p>1,7273</text:p>
          </table:table-cell>
          <table:table-cell office:value-type="float" office:value="1.5151516666666669" table:formula="of:=([.E21]+[.F21]+[.G21])/3" table:style-name="ce6">
            <text:p>1,5152</text:p>
          </table:table-cell>
          <table:table-cell office:value-type="float" office:value="1.9799998020000195E-2" table:formula="of:=[.B21]*10^-3/[.H21]" table:style-name="ce6">
            <text:p>0,0198</text:p>
          </table:table-cell>
          <table:table-cell office:value-type="float" office:value="0.24047710749546869" table:formula="of:=(1-[.A21])/(1+2*[.I21])" table:style-name="ce6">
            <text:p>0,2405</text:p>
          </table:table-cell>
          <table:table-cell office:value-type="float" office:value="0.1951219512195122" table:formula="of:=(1-[.A21])/(1+2*(([.B21]*10^-3)/(([.D21]*8)/[.C21])))" table:style-name="ce6">
            <text:p>0,1951</text:p>
          </table:table-cell>
          <table:table-cell table:number-columns-repeated="16373"/>
        </table:table-row>
        <table:table-row table:style-name="ro1">
          <table:table-cell office:value-type="float" office:value="0.75" table:style-name="ce2">
            <text:p>0,75</text:p>
          </table:table-cell>
          <table:table-cell office:value-type="float" office:value="40" table:style-name="ce2">
            <text:p>40</text:p>
          </table:table-cell>
          <table:table-cell office:value-type="float" office:value="19200" table:style-name="ce2">
            <text:p>19200</text:p>
          </table:table-cell>
          <table:table-cell office:value-type="float" office:value="512" table:style-name="ce1">
            <text:p>512</text:p>
          </table:table-cell>
          <table:table-cell office:value-type="float" office:value="1.5909089999999999" table:style-name="ce6">
            <text:p>1,5909</text:p>
          </table:table-cell>
          <table:table-cell office:value-type="float" office:value="1.318182" table:style-name="ce6">
            <text:p>1,3182</text:p>
          </table:table-cell>
          <table:table-cell office:value-type="float" office:value="1" table:style-name="ce6">
            <text:p>1,0000</text:p>
          </table:table-cell>
          <table:table-cell office:value-type="float" office:value="1.3030303333333333" table:formula="of:=([.E22]+[.F22]+[.G22])/3" table:style-name="ce6">
            <text:p>1,3030</text:p>
          </table:table-cell>
          <table:table-cell office:value-type="float" office:value="3.0697673704705265E-2" table:formula="of:=[.B22]*10^-3/[.H22]" table:style-name="ce6">
            <text:p>0,0307</text:p>
          </table:table-cell>
          <table:table-cell office:value-type="float" office:value="0.23553900119327345" table:formula="of:=(1-[.A22])/(1+2*[.I22])" table:style-name="ce6">
            <text:p>0,2355</text:p>
          </table:table-cell>
          <table:table-cell office:value-type="float" office:value="0.18181818181818182" table:formula="of:=(1-[.A22])/(1+2*(([.B22]*10^-3)/(([.D22]*8)/[.C22])))" table:style-name="ce6">
            <text:p>0,1818</text:p>
          </table:table-cell>
          <table:table-cell table:number-columns-repeated="16373"/>
        </table:table-row>
        <table:table-row table:style-name="ro1">
          <table:table-cell table:number-columns-repeated="7" table:style-name="ce1"/>
          <table:table-cell table:style-name="ce6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8400" table:style-name="ce1">
            <text:p>38400</text:p>
          </table:table-cell>
          <table:table-cell office:value-type="float" office:value="1024" table:style-name="ce1">
            <text:p>1024</text:p>
          </table:table-cell>
          <table:table-cell office:value-type="float" office:value="0.2727" table:style-name="ce6">
            <text:p>0,2727</text:p>
          </table:table-cell>
          <table:table-cell office:value-type="float" office:value="0.2727" table:style-name="ce6">
            <text:p>0,2727</text:p>
          </table:table-cell>
          <table:table-cell office:value-type="float" office:value="0.2727" table:style-name="ce6">
            <text:p>0,2727</text:p>
          </table:table-cell>
          <table:table-cell office:value-type="float" office:value="0.2727" table:formula="of:=([.E25]+[.F25]+[.G25])/3" table:style-name="ce6">
            <text:p>0,2727</text:p>
          </table:table-cell>
          <table:table-cell office:value-type="float" office:value="3.6670333700036674E-2" table:formula="of:=[.B25]*10^-3/[.H25]" table:style-name="ce6">
            <text:p>0,0367</text:p>
          </table:table-cell>
          <table:table-cell office:value-type="float" office:value="0.93167065254526815" table:formula="of:=(1-[.A25])/(1+2*[.I25])" table:style-name="ce6">
            <text:p>0,9317</text:p>
          </table:table-cell>
          <table:table-cell office:value-type="float" office:value="0.91428571428571426" table:formula="of:=(1-[.A25])/(1+2*(([.B25]*10^-3)/(([.D25]*8)/[.C25])))" table:style-name="ce6">
            <text:p>0,9143</text:p>
          </table:table-cell>
          <table:table-cell table:style-name="ce1">
            <draw:frame draw:z-index="2" draw:id="id1" draw:style-name="a1" draw:name="Gráfico 6" svg:x="0.48333in" svg:y="0.1166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38400" table:style-name="ce1">
            <text:p>38400</text:p>
          </table:table-cell>
          <table:table-cell office:value-type="float" office:value="1024" table:style-name="ce1">
            <text:p>1024</text:p>
          </table:table-cell>
          <table:table-cell office:value-type="float" office:value="0.2727" table:style-name="ce1">
            <text:p>0,2727</text:p>
          </table:table-cell>
          <table:table-cell office:value-type="float" office:value="0.2727" table:style-name="ce1">
            <text:p>0,2727</text:p>
          </table:table-cell>
          <table:table-cell office:value-type="float" office:value="0.2727" table:style-name="ce1">
            <text:p>0,2727</text:p>
          </table:table-cell>
          <table:table-cell office:value-type="float" office:value="0.2727" table:formula="of:=([.E26]+[.F26]+[.G26])/3" table:style-name="ce6">
            <text:p>0,2727</text:p>
          </table:table-cell>
          <table:table-cell office:value-type="float" office:value="7.3340667400073348E-2" table:formula="of:=[.B26]*10^-3/[.H26]" table:style-name="ce6">
            <text:p>0,0733</text:p>
          </table:table-cell>
          <table:table-cell office:value-type="float" office:value="0.87208186760473294" table:formula="of:=(1-[.A26])/(1+2*[.I26])" table:style-name="ce6">
            <text:p>0,8721</text:p>
          </table:table-cell>
          <table:table-cell office:value-type="float" office:value="0.84210526315789469" table:formula="of:=(1-[.A26])/(1+2*(([.B26]*10^-3)/(([.D26]*8)/[.C26])))" table:style-name="ce6">
            <text:p>0,8421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38400" table:style-name="ce1">
            <text:p>38400</text:p>
          </table:table-cell>
          <table:table-cell office:value-type="float" office:value="1024" table:style-name="ce1">
            <text:p>1024</text:p>
          </table:table-cell>
          <table:table-cell office:value-type="float" office:value="0.2727" table:style-name="ce1">
            <text:p>0,2727</text:p>
          </table:table-cell>
          <table:table-cell office:value-type="float" office:value="0.36359999999999998" table:style-name="ce1">
            <text:p>0,3636</text:p>
          </table:table-cell>
          <table:table-cell office:value-type="float" office:value="0.2727" table:style-name="ce1">
            <text:p>0,2727</text:p>
          </table:table-cell>
          <table:table-cell office:value-type="float" office:value="0.30299999999999999" table:formula="of:=([.E27]+[.F27]+[.G27])/3" table:style-name="ce6">
            <text:p>0,3030</text:p>
          </table:table-cell>
          <table:table-cell office:value-type="float" office:value="9.9009900990099015E-2" table:formula="of:=[.B27]*10^-3/[.H27]" table:style-name="ce6">
            <text:p>0,0990</text:p>
          </table:table-cell>
          <table:table-cell office:value-type="float" office:value="0.83471074380165289" table:formula="of:=(1-[.A27])/(1+2*[.I27])" table:style-name="ce6">
            <text:p>0,8347</text:p>
          </table:table-cell>
          <table:table-cell office:value-type="float" office:value="0.78048780487804881" table:formula="of:=(1-[.A27])/(1+2*(([.B27]*10^-3)/(([.D27]*8)/[.C27])))" table:style-name="ce6">
            <text:p>0,7805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38400" table:style-name="ce1">
            <text:p>38400</text:p>
          </table:table-cell>
          <table:table-cell office:value-type="float" office:value="1024" table:style-name="ce1">
            <text:p>1024</text:p>
          </table:table-cell>
          <table:table-cell office:value-type="float" office:value="0.36359999999999998" table:style-name="ce1">
            <text:p>0,3636</text:p>
          </table:table-cell>
          <table:table-cell office:value-type="float" office:value="0.36359999999999998" table:style-name="ce1">
            <text:p>0,3636</text:p>
          </table:table-cell>
          <table:table-cell office:value-type="float" office:value="0.36359999999999998" table:style-name="ce1">
            <text:p>0,3636</text:p>
          </table:table-cell>
          <table:table-cell office:value-type="float" office:value="0.36359999999999998" table:formula="of:=([.E28]+[.F28]+[.G28])/3" table:style-name="ce6">
            <text:p>0,3636</text:p>
          </table:table-cell>
          <table:table-cell office:value-type="float" office:value="0.11001100110011001" table:formula="of:=[.B28]*10^-3/[.H28]" table:style-name="ce6">
            <text:p>0,1100</text:p>
          </table:table-cell>
          <table:table-cell office:value-type="float" office:value="0.81965734896302977" table:formula="of:=(1-[.A28])/(1+2*[.I28])" table:style-name="ce6">
            <text:p>0,8197</text:p>
          </table:table-cell>
          <table:table-cell office:value-type="float" office:value="0.72727272727272729" table:formula="of:=(1-[.A28])/(1+2*(([.B28]*10^-3)/(([.D28]*8)/[.C28])))" table:style-name="ce6">
            <text:p>0,7273</text:p>
          </table:table-cell>
          <table:table-cell table:number-columns-repeated="16373"/>
        </table:table-row>
        <table:table-row table:style-name="ro1">
          <table:table-cell office:value-type="float" office:value="0.25" table:style-name="ce2">
            <text:p>0,25</text:p>
          </table:table-cell>
          <table:table-cell office:value-type="float" office:value="10" table:style-name="ce2">
            <text:p>10</text:p>
          </table:table-cell>
          <table:table-cell office:value-type="float" office:value="38400" table:style-name="ce2">
            <text:p>38400</text:p>
          </table:table-cell>
          <table:table-cell office:value-type="float" office:value="1024" table:style-name="ce1">
            <text:p>1024</text:p>
          </table:table-cell>
          <table:table-cell office:value-type="float" office:value="0.36363600000000001" table:style-name="ce6">
            <text:p>0,3636</text:p>
          </table:table-cell>
          <table:table-cell office:value-type="float" office:value="0.54545500000000002" table:style-name="ce6">
            <text:p>0,5455</text:p>
          </table:table-cell>
          <table:table-cell office:value-type="float" office:value="0.36363600000000001" table:style-name="ce6">
            <text:p>0,3636</text:p>
          </table:table-cell>
          <table:table-cell office:value-type="float" office:value="0.42424233333333339" table:formula="of:=([.E29]+[.F29]+[.G29])/3" table:style-name="ce6">
            <text:p>0,4242</text:p>
          </table:table-cell>
          <table:table-cell office:value-type="float" office:value="2.357143362245006E-2" table:formula="of:=[.B29]*10^-3/[.H29]" table:style-name="ce6">
            <text:p>0,0236</text:p>
          </table:table-cell>
          <table:table-cell office:value-type="float" office:value="0.71623464520490687" table:formula="of:=(1-[.A29])/(1+2*[.I29])" table:style-name="ce6">
            <text:p>0,7162</text:p>
          </table:table-cell>
          <table:table-cell office:value-type="float" office:value="0.68571428571428572" table:formula="of:=(1-[.A29])/(1+2*(([.B29]*10^-3)/(([.D29]*8)/[.C29])))" table:style-name="ce6">
            <text:p>0,6857</text:p>
          </table:table-cell>
          <table:table-cell table:number-columns-repeated="16373"/>
        </table:table-row>
        <table:table-row table:style-name="ro1">
          <table:table-cell office:value-type="float" office:value="0.25" table:style-name="ce2">
            <text:p>0,25</text:p>
          </table:table-cell>
          <table:table-cell office:value-type="float" office:value="20" table:style-name="ce2">
            <text:p>20</text:p>
          </table:table-cell>
          <table:table-cell office:value-type="float" office:value="38400" table:style-name="ce2">
            <text:p>38400</text:p>
          </table:table-cell>
          <table:table-cell office:value-type="float" office:value="1024" table:style-name="ce1">
            <text:p>1024</text:p>
          </table:table-cell>
          <table:table-cell office:value-type="float" office:value="0.45454499999999998" table:style-name="ce6">
            <text:p>0,4545</text:p>
          </table:table-cell>
          <table:table-cell office:value-type="float" office:value="0.36363600000000001" table:style-name="ce6">
            <text:p>0,3636</text:p>
          </table:table-cell>
          <table:table-cell office:value-type="float" office:value="0.45454499999999998" table:style-name="ce6">
            <text:p>0,4545</text:p>
          </table:table-cell>
          <table:table-cell office:value-type="float" office:value="0.42424200000000001" table:formula="of:=([.E30]+[.F30]+[.G30])/3" table:style-name="ce6">
            <text:p>0,4242</text:p>
          </table:table-cell>
          <table:table-cell office:value-type="float" office:value="4.7142904285761428E-2" table:formula="of:=[.B30]*10^-3/[.H30]" table:style-name="ce6">
            <text:p>0,0471</text:p>
          </table:table-cell>
          <table:table-cell office:value-type="float" office:value="0.68537853102476731" table:formula="of:=(1-[.A30])/(1+2*[.I30])" table:style-name="ce6">
            <text:p>0,6854</text:p>
          </table:table-cell>
          <table:table-cell office:value-type="float" office:value="0.63157894736842102" table:formula="of:=(1-[.A30])/(1+2*(([.B30]*10^-3)/(([.D30]*8)/[.C30])))" table:style-name="ce6">
            <text:p>0,6316</text:p>
          </table:table-cell>
          <table:table-cell table:number-columns-repeated="16373"/>
        </table:table-row>
        <table:table-row table:style-name="ro1">
          <table:table-cell office:value-type="float" office:value="0.25" table:style-name="ce2">
            <text:p>0,25</text:p>
          </table:table-cell>
          <table:table-cell office:value-type="float" office:value="30" table:style-name="ce2">
            <text:p>30</text:p>
          </table:table-cell>
          <table:table-cell office:value-type="float" office:value="38400" table:style-name="ce2">
            <text:p>38400</text:p>
          </table:table-cell>
          <table:table-cell office:value-type="float" office:value="1024" table:style-name="ce1">
            <text:p>1024</text:p>
          </table:table-cell>
          <table:table-cell office:value-type="float" office:value="0.45454499999999998" table:style-name="ce6">
            <text:p>0,4545</text:p>
          </table:table-cell>
          <table:table-cell office:value-type="float" office:value="0.45454499999999998" table:style-name="ce6">
            <text:p>0,4545</text:p>
          </table:table-cell>
          <table:table-cell office:value-type="float" office:value="0.54545500000000002" table:style-name="ce6">
            <text:p>0,5455</text:p>
          </table:table-cell>
          <table:table-cell office:value-type="float" office:value="0.48484833333333333" table:formula="of:=([.E31]+[.F31]+[.G31])/3" table:style-name="ce6">
            <text:p>0,4848</text:p>
          </table:table-cell>
          <table:table-cell office:value-type="float" office:value="6.187501933594354E-2" table:formula="of:=[.B31]*10^-3/[.H31]" table:style-name="ce6">
            <text:p>0,0619</text:p>
          </table:table-cell>
          <table:table-cell office:value-type="float" office:value="0.66740820840050297" table:formula="of:=(1-[.A31])/(1+2*[.I31])" table:style-name="ce6">
            <text:p>0,6674</text:p>
          </table:table-cell>
          <table:table-cell office:value-type="float" office:value="0.58536585365853655" table:formula="of:=(1-[.A31])/(1+2*(([.B31]*10^-3)/(([.D31]*8)/[.C31])))" table:style-name="ce6">
            <text:p>0,5854</text:p>
          </table:table-cell>
          <table:table-cell table:number-columns-repeated="16373"/>
        </table:table-row>
        <table:table-row table:style-name="ro1">
          <table:table-cell office:value-type="float" office:value="0.25" table:style-name="ce2">
            <text:p>0,25</text:p>
          </table:table-cell>
          <table:table-cell office:value-type="float" office:value="40" table:style-name="ce2">
            <text:p>40</text:p>
          </table:table-cell>
          <table:table-cell office:value-type="float" office:value="38400" table:style-name="ce2">
            <text:p>38400</text:p>
          </table:table-cell>
          <table:table-cell office:value-type="float" office:value="1024" table:style-name="ce1">
            <text:p>1024</text:p>
          </table:table-cell>
          <table:table-cell office:value-type="float" office:value="0.45454499999999998" table:style-name="ce6">
            <text:p>0,4545</text:p>
          </table:table-cell>
          <table:table-cell office:value-type="float" office:value="0.54545500000000002" table:style-name="ce6">
            <text:p>0,5455</text:p>
          </table:table-cell>
          <table:table-cell office:value-type="float" office:value="0.45454499999999998" table:style-name="ce6">
            <text:p>0,4545</text:p>
          </table:table-cell>
          <table:table-cell office:value-type="float" office:value="0.48484833333333333" table:formula="of:=([.E32]+[.F32]+[.G32])/3" table:style-name="ce6">
            <text:p>0,4848</text:p>
          </table:table-cell>
          <table:table-cell office:value-type="float" office:value="8.2500025781258063E-2" table:formula="of:=[.B32]*10^-3/[.H32]" table:style-name="ce6">
            <text:p>0,0825</text:p>
          </table:table-cell>
          <table:table-cell office:value-type="float" office:value="0.64377679554098599" table:formula="of:=(1-[.A32])/(1+2*[.I32])" table:style-name="ce6">
            <text:p>0,6438</text:p>
          </table:table-cell>
          <table:table-cell office:value-type="float" office:value="0.54545454545454541" table:formula="of:=(1-[.A32])/(1+2*(([.B32]*10^-3)/(([.D32]*8)/[.C32])))" table:style-name="ce6">
            <text:p>0,5455</text:p>
          </table:table-cell>
          <table:table-cell table:number-columns-repeated="16373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10" table:style-name="ce1">
            <text:p>10</text:p>
          </table:table-cell>
          <table:table-cell office:value-type="float" office:value="38400" table:style-name="ce1">
            <text:p>38400</text:p>
          </table:table-cell>
          <table:table-cell office:value-type="float" office:value="1024" table:style-name="ce1">
            <text:p>1024</text:p>
          </table:table-cell>
          <table:table-cell office:value-type="float" office:value="0.63636400000000004" table:style-name="ce6">
            <text:p>0,6364</text:p>
          </table:table-cell>
          <table:table-cell office:value-type="float" office:value="0.36363600000000001" table:style-name="ce6">
            <text:p>0,3636</text:p>
          </table:table-cell>
          <table:table-cell office:value-type="float" office:value="0.45454499999999998" table:style-name="ce6">
            <text:p>0,4545</text:p>
          </table:table-cell>
          <table:table-cell office:value-type="float" office:value="0.48484833333333333" table:formula="of:=([.E33]+[.F33]+[.G33])/3" table:style-name="ce6">
            <text:p>0,4848</text:p>
          </table:table-cell>
          <table:table-cell office:value-type="float" office:value="2.0625006445314516E-2" table:formula="of:=[.B33]*10^-3/[.H33]" table:style-name="ce6">
            <text:p>0,0206</text:p>
          </table:table-cell>
          <table:table-cell office:value-type="float" office:value="0.48019207088597565" table:formula="of:=(1-[.A33])/(1+2*[.I33])" table:style-name="ce6">
            <text:p>0,4802</text:p>
          </table:table-cell>
          <table:table-cell office:value-type="float" office:value="0.45714285714285713" table:formula="of:=(1-[.A33])/(1+2*(([.B33]*10^-3)/(([.D33]*8)/[.C33])))" table:style-name="ce6">
            <text:p>0,4571</text:p>
          </table:table-cell>
          <table:table-cell table:number-columns-repeated="16373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20" table:style-name="ce1">
            <text:p>20</text:p>
          </table:table-cell>
          <table:table-cell office:value-type="float" office:value="38400" table:style-name="ce1">
            <text:p>38400</text:p>
          </table:table-cell>
          <table:table-cell office:value-type="float" office:value="1024" table:style-name="ce1">
            <text:p>1024</text:p>
          </table:table-cell>
          <table:table-cell office:value-type="float" office:value="0.36363600000000001" table:style-name="ce6">
            <text:p>0,3636</text:p>
          </table:table-cell>
          <table:table-cell office:value-type="float" office:value="0.63636400000000004" table:style-name="ce6">
            <text:p>0,6364</text:p>
          </table:table-cell>
          <table:table-cell office:value-type="float" office:value="0.63636400000000004" table:style-name="ce6">
            <text:p>0,6364</text:p>
          </table:table-cell>
          <table:table-cell office:value-type="float" office:value="0.54545466666666664" table:formula="of:=([.E34]+[.F34]+[.G34])/3" table:style-name="ce6">
            <text:p>0,5455</text:p>
          </table:table-cell>
          <table:table-cell office:value-type="float" office:value="3.6666658518520329E-2" table:formula="of:=[.B34]*10^-3/[.H34]" table:style-name="ce6">
            <text:p>0,0367</text:p>
          </table:table-cell>
          <table:table-cell office:value-type="float" office:value="0.4658385163895411" table:formula="of:=(1-[.A34])/(1+2*[.I34])" table:style-name="ce6">
            <text:p>0,4658</text:p>
          </table:table-cell>
          <table:table-cell office:value-type="float" office:value="0.42105263157894735" table:formula="of:=(1-[.A34])/(1+2*(([.B34]*10^-3)/(([.D34]*8)/[.C34])))" table:style-name="ce6">
            <text:p>0,4211</text:p>
          </table:table-cell>
          <table:table-cell table:number-columns-repeated="16373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30" table:style-name="ce1">
            <text:p>30</text:p>
          </table:table-cell>
          <table:table-cell office:value-type="float" office:value="38400" table:style-name="ce1">
            <text:p>38400</text:p>
          </table:table-cell>
          <table:table-cell office:value-type="float" office:value="1024" table:style-name="ce1">
            <text:p>1024</text:p>
          </table:table-cell>
          <table:table-cell office:value-type="float" office:value="0.63636400000000004" table:style-name="ce6">
            <text:p>0,6364</text:p>
          </table:table-cell>
          <table:table-cell office:value-type="float" office:value="0.90909099999999998" table:style-name="ce6">
            <text:p>0,9091</text:p>
          </table:table-cell>
          <table:table-cell office:value-type="float" office:value="0.72727299999999995" table:style-name="ce6">
            <text:p>0,7273</text:p>
          </table:table-cell>
          <table:table-cell office:value-type="float" office:value="0.75757599999999992" table:formula="of:=([.E35]+[.F35]+[.G35])/3" table:style-name="ce6">
            <text:p>0,7576</text:p>
          </table:table-cell>
          <table:table-cell office:value-type="float" office:value="3.9599987328004058E-2" table:formula="of:=[.B35]*10^-3/[.H35]" table:style-name="ce6">
            <text:p>0,0396</text:p>
          </table:table-cell>
          <table:table-cell office:value-type="float" office:value="0.46330616358601523" table:formula="of:=(1-[.A35])/(1+2*[.I35])" table:style-name="ce6">
            <text:p>0,4633</text:p>
          </table:table-cell>
          <table:table-cell office:value-type="float" office:value="0.3902439024390244" table:formula="of:=(1-[.A35])/(1+2*(([.B35]*10^-3)/(([.D35]*8)/[.C35])))" table:style-name="ce6">
            <text:p>0,3902</text:p>
          </table:table-cell>
          <table:table-cell table:number-columns-repeated="16373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40" table:style-name="ce1">
            <text:p>40</text:p>
          </table:table-cell>
          <table:table-cell office:value-type="float" office:value="38400" table:style-name="ce1">
            <text:p>38400</text:p>
          </table:table-cell>
          <table:table-cell office:value-type="float" office:value="1024" table:style-name="ce1">
            <text:p>1024</text:p>
          </table:table-cell>
          <table:table-cell office:value-type="float" office:value="0.72727299999999995" table:style-name="ce6">
            <text:p>0,7273</text:p>
          </table:table-cell>
          <table:table-cell office:value-type="float" office:value="0.90909099999999998" table:style-name="ce6">
            <text:p>0,9091</text:p>
          </table:table-cell>
          <table:table-cell office:value-type="float" office:value="0.45454499999999998" table:style-name="ce6">
            <text:p>0,4545</text:p>
          </table:table-cell>
          <table:table-cell office:value-type="float" office:value="0.6969696666666666" table:formula="of:=([.E36]+[.F36]+[.G36])/3" table:style-name="ce6">
            <text:p>0,6970</text:p>
          </table:table-cell>
          <table:table-cell office:value-type="float" office:value="5.7391306843100301E-2" table:formula="of:=[.B36]*10^-3/[.H36]" table:style-name="ce6">
            <text:p>0,0574</text:p>
          </table:table-cell>
          <table:table-cell office:value-type="float" office:value="0.44851793870974799" table:formula="of:=(1-[.A36])/(1+2*[.I36])" table:style-name="ce6">
            <text:p>0,4485</text:p>
          </table:table-cell>
          <table:table-cell office:value-type="float" office:value="0.36363636363636365" table:formula="of:=(1-[.A36])/(1+2*(([.B36]*10^-3)/(([.D36]*8)/[.C36])))" table:style-name="ce6">
            <text:p>0,3636</text:p>
          </table:table-cell>
          <table:table-cell table:number-columns-repeated="16373"/>
        </table:table-row>
        <table:table-row table:style-name="ro1">
          <table:table-cell office:value-type="float" office:value="0.75" table:style-name="ce2">
            <text:p>0,75</text:p>
          </table:table-cell>
          <table:table-cell office:value-type="float" office:value="10" table:style-name="ce2">
            <text:p>10</text:p>
          </table:table-cell>
          <table:table-cell office:value-type="float" office:value="38400" table:style-name="ce2">
            <text:p>38400</text:p>
          </table:table-cell>
          <table:table-cell office:value-type="float" office:value="1024" table:style-name="ce1">
            <text:p>1024</text:p>
          </table:table-cell>
          <table:table-cell office:value-type="float" office:value="1.181818" table:style-name="ce6">
            <text:p>1,1818</text:p>
          </table:table-cell>
          <table:table-cell office:value-type="float" office:value="0.72727299999999995" table:style-name="ce6">
            <text:p>0,7273</text:p>
          </table:table-cell>
          <table:table-cell office:value-type="float" office:value="1.2727269999999999" table:style-name="ce6">
            <text:p>1,2727</text:p>
          </table:table-cell>
          <table:table-cell office:value-type="float" office:value="1.0606059999999999" table:formula="of:=([.E37]+[.F37]+[.G37])/3" table:style-name="ce6">
            <text:p>1,0606</text:p>
          </table:table-cell>
          <table:table-cell office:value-type="float" office:value="9.4285719673469701E-3" table:formula="of:=[.B37]*10^-3/[.H37]" table:style-name="ce6">
            <text:p>0,0094</text:p>
          </table:table-cell>
          <table:table-cell office:value-type="float" office:value="0.24537296665019445" table:formula="of:=(1-[.A37])/(1+2*[.I37])" table:style-name="ce6">
            <text:p>0,2454</text:p>
          </table:table-cell>
          <table:table-cell office:value-type="float" office:value="0.22857142857142856" table:formula="of:=(1-[.A37])/(1+2*(([.B37]*10^-3)/(([.D37]*8)/[.C37])))" table:style-name="ce6">
            <text:p>0,2286</text:p>
          </table:table-cell>
          <table:table-cell table:number-columns-repeated="16373"/>
        </table:table-row>
        <table:table-row table:style-name="ro1">
          <table:table-cell office:value-type="float" office:value="0.75" table:style-name="ce2">
            <text:p>0,75</text:p>
          </table:table-cell>
          <table:table-cell office:value-type="float" office:value="20" table:style-name="ce2">
            <text:p>20</text:p>
          </table:table-cell>
          <table:table-cell office:value-type="float" office:value="38400" table:style-name="ce2">
            <text:p>38400</text:p>
          </table:table-cell>
          <table:table-cell office:value-type="float" office:value="1024" table:style-name="ce1">
            <text:p>1024</text:p>
          </table:table-cell>
          <table:table-cell office:value-type="float" office:value="1" table:style-name="ce6">
            <text:p>1,0000</text:p>
          </table:table-cell>
          <table:table-cell office:value-type="float" office:value="1.454545" table:style-name="ce6">
            <text:p>1,4545</text:p>
          </table:table-cell>
          <table:table-cell office:value-type="float" office:value="1.545455" table:style-name="ce6">
            <text:p>1,5455</text:p>
          </table:table-cell>
          <table:table-cell office:value-type="float" office:value="1.3333333333333333" table:formula="of:=([.E38]+[.F38]+[.G38])/3" table:style-name="ce6">
            <text:p>1,3333</text:p>
          </table:table-cell>
          <table:table-cell office:value-type="float" office:value="1.5000000000000001E-2" table:formula="of:=[.B38]*10^-3/[.H38]" table:style-name="ce6">
            <text:p>0,0150</text:p>
          </table:table-cell>
          <table:table-cell office:value-type="float" office:value="0.24271844660194175" table:formula="of:=(1-[.A38])/(1+2*[.I38])" table:style-name="ce6">
            <text:p>0,2427</text:p>
          </table:table-cell>
          <table:table-cell office:value-type="float" office:value="0.21052631578947367" table:formula="of:=(1-[.A38])/(1+2*(([.B38]*10^-3)/(([.D38]*8)/[.C38])))" table:style-name="ce6">
            <text:p>0,2105</text:p>
          </table:table-cell>
          <table:table-cell table:number-columns-repeated="16373"/>
        </table:table-row>
        <table:table-row table:style-name="ro1">
          <table:table-cell office:value-type="float" office:value="0.75" table:style-name="ce2">
            <text:p>0,75</text:p>
          </table:table-cell>
          <table:table-cell office:value-type="float" office:value="30" table:style-name="ce2">
            <text:p>30</text:p>
          </table:table-cell>
          <table:table-cell office:value-type="float" office:value="38400" table:style-name="ce2">
            <text:p>38400</text:p>
          </table:table-cell>
          <table:table-cell office:value-type="float" office:value="1024" table:style-name="ce1">
            <text:p>1024</text:p>
          </table:table-cell>
          <table:table-cell office:value-type="float" office:value="1.0909089999999999" table:style-name="ce6">
            <text:p>1,0909</text:p>
          </table:table-cell>
          <table:table-cell office:value-type="float" office:value="1.0909089999999999" table:style-name="ce6">
            <text:p>1,0909</text:p>
          </table:table-cell>
          <table:table-cell office:value-type="float" office:value="1" table:style-name="ce6">
            <text:p>1,0000</text:p>
          </table:table-cell>
          <table:table-cell office:value-type="float" office:value="1.0606059999999999" table:formula="of:=([.E39]+[.F39]+[.G39])/3" table:style-name="ce6">
            <text:p>1,0606</text:p>
          </table:table-cell>
          <table:table-cell office:value-type="float" office:value="2.828571590204091E-2" table:formula="of:=[.B39]*10^-3/[.H39]" table:style-name="ce6">
            <text:p>0,0283</text:p>
          </table:table-cell>
          <table:table-cell office:value-type="float" office:value="0.23661438543074018" table:formula="of:=(1-[.A39])/(1+2*[.I39])" table:style-name="ce6">
            <text:p>0,2366</text:p>
          </table:table-cell>
          <table:table-cell office:value-type="float" office:value="0.1951219512195122" table:formula="of:=(1-[.A39])/(1+2*(([.B39]*10^-3)/(([.D39]*8)/[.C39])))" table:style-name="ce6">
            <text:p>0,1951</text:p>
          </table:table-cell>
          <table:table-cell table:number-columns-repeated="16373"/>
        </table:table-row>
        <table:table-row table:style-name="ro1">
          <table:table-cell office:value-type="float" office:value="0.75" table:style-name="ce2">
            <text:p>0,75</text:p>
          </table:table-cell>
          <table:table-cell office:value-type="float" office:value="40" table:style-name="ce2">
            <text:p>40</text:p>
          </table:table-cell>
          <table:table-cell office:value-type="float" office:value="38400" table:style-name="ce2">
            <text:p>38400</text:p>
          </table:table-cell>
          <table:table-cell office:value-type="float" office:value="1024" table:style-name="ce1">
            <text:p>1024</text:p>
          </table:table-cell>
          <table:table-cell office:value-type="float" office:value="1" table:style-name="ce6">
            <text:p>1,0000</text:p>
          </table:table-cell>
          <table:table-cell office:value-type="float" office:value="1.454545" table:style-name="ce6">
            <text:p>1,4545</text:p>
          </table:table-cell>
          <table:table-cell office:value-type="float" office:value="1.181818" table:style-name="ce6">
            <text:p>1,1818</text:p>
          </table:table-cell>
          <table:table-cell office:value-type="float" office:value="1.212121" table:formula="of:=([.E40]+[.F40]+[.G40])/3" table:style-name="ce6">
            <text:p>1,2121</text:p>
          </table:table-cell>
          <table:table-cell office:value-type="float" office:value="3.3000005775001014E-2" table:formula="of:=[.B40]*10^-3/[.H40]" table:style-name="ce6">
            <text:p>0,0330</text:p>
          </table:table-cell>
          <table:table-cell office:value-type="float" office:value="0.23452157344397309" table:formula="of:=(1-[.A40])/(1+2*[.I40])" table:style-name="ce6">
            <text:p>0,2345</text:p>
          </table:table-cell>
          <table:table-cell office:value-type="float" office:value="0.18181818181818182" table:formula="of:=(1-[.A40])/(1+2*(([.B40]*10^-3)/(([.D40]*8)/[.C40])))" table:style-name="ce6">
            <text:p>0,1818</text:p>
          </table:table-cell>
          <table:table-cell table:number-columns-repeated="16373"/>
        </table:table-row>
        <table:table-row table:style-name="ro1">
          <table:table-cell table:number-columns-repeated="7" table:style-name="ce1"/>
          <table:table-cell table:number-columns-repeated="2" table:style-name="ce6"/>
          <table:table-cell table:number-columns-repeated="16375" table:style-name="ce1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Rui Leixo</meta:initial-creator>
    <dc:creator>Rui Leixo</dc:creator>
    <meta:creation-date>2017-11-04T19:22:56Z</meta:creation-date>
    <dc:date>2017-11-08T00:02:29Z</dc:date>
    <meta:editing-cycles>10</meta:editing-cycles>
    <meta:editing-duration>PT273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>
      <number:number number:decimal-places="4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svg:x="66.08pt" svg:y="10.0pt" chart:style-name="CT00">
          <text:p text:style-name="a0" text:class-names="" text:cond-style-name="">Eficiência como Função de a Stop and Wai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ficiênci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</text:p>
            </chart:title>
            <chart:grid chart:class="major" chart:style-name="GMa1"/>
          </chart:axis>
          <chart:series chart:values-cell-range-address="Sheet1.$J$7:.$J$22" chart:class="chart:scatter" chart:attached-axis="primary-y" chart:style-name="G0S0">
            <chart:domain table:cell-range-address="Sheet1.$I$7:.$I$22"/>
            <chart:data-point chart:repeated="1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>
      <number:number number:decimal-places="4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svg:x="66.08pt" svg:y="10.0pt" chart:style-name="CT00">
          <text:p text:style-name="a0" text:class-names="" text:cond-style-name="">Eficiência como Função de a Stop and Wai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ficiência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</text:p>
            </chart:title>
            <chart:grid chart:class="major" chart:style-name="GMa1"/>
          </chart:axis>
          <chart:series chart:values-cell-range-address="Sheet1.$J$25:.$J$40" chart:class="chart:scatter" chart:attached-axis="primary-y" chart:style-name="G0S0">
            <chart:domain table:cell-range-address="Sheet1.$I$25:.$I$40"/>
            <chart:data-point chart:repeated="1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